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133F00001755000032CA0E7AEC6CC1F2C93A.svg" manifest:media-type="image/svg+xml"/>
  <manifest:file-entry manifest:full-path="Pictures/10000201000000E2000001EB93F70C2847A54748.png" manifest:media-type="image/png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004ca" officeooo:paragraph-rsid="001004ca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draw:frame draw:style-name="fr1" draw:name="Image3" text:anchor-type="char" svg:x="3.7008in" svg:y="0.0398in" svg:width="2.5453in" svg:height="6.3626in" draw:z-index="2"><draw:image xlink:href="Pictures/1000133F00001755000032CA0E7AEC6CC1F2C93A.svg" xlink:type="simple" xlink:show="embed" xlink:actuate="onLoad" loext:mime-type="image/svg+xml"/><draw:image xlink:href="Pictures/10000201000000E2000001EB93F70C2847A54748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20:39.881439458</meta:creation-date>
    <meta:editing-duration>PT7M30S</meta:editing-duration>
    <meta:editing-cycles>4</meta:editing-cycles>
    <meta:generator>LibreOffice/6.4.5.2$Linux_X86_64 LibreOffice_project/40$Build-2</meta:generator>
    <dc:date>2020-08-10T12:43:30.370766617</dc:date>
    <meta:print-date>2020-08-10T12:43:08.072338046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